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/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0.0127968788147" calcext:value-type="float">
            <text:p>0,0127968788</text:p>
          </table:table-cell>
          <table:table-cell office:value-type="float" office:value="21.957228899" calcext:value-type="float">
            <text:p>21,9572288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745256807176" calcext:value-type="float">
            <text:p>99,67</text:p>
          </table:table-cell>
          <table:table-cell table:style-name="ce3" table:formula="of:=([.F3]/12597)*100" office:value-type="float" office:value="0.325474319282369" calcext:value-type="float">
            <text:p>0,33</text:p>
          </table:table-cell>
          <table:table-cell/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0.0136201381683" calcext:value-type="float">
            <text:p>0,0136201382</text:p>
          </table:table-cell>
          <table:table-cell office:value-type="float" office:value="21.6803231239" calcext:value-type="float">
            <text:p>21,68032312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2689529253" calcext:value-type="float">
            <text:p>99,63</text:p>
          </table:table-cell>
          <table:table-cell table:style-name="ce3" table:formula="of:=([.F4]/12597)*100" office:value-type="float" office:value="0.373104707470033" calcext:value-type="float">
            <text:p>0,37</text:p>
          </table:table-cell>
          <table:table-cell/>
          <table:table-cell table:style-name="ce4" table:formula="of:=[.E20]+[.H20]" office:value-type="float" office:value="12550" calcext:value-type="float">
            <text:p>12550</text:p>
          </table:table-cell>
          <table:table-cell table:formula="of:=12597-[.E4]" office:value-type="float" office:value="47" calcext:value-type="float">
            <text:p>47</text:p>
          </table:table-cell>
          <table:table-cell office:value-type="float" office:value="0.0128750801086" calcext:value-type="float">
            <text:p>0,0128750801</text:p>
          </table:table-cell>
          <table:table-cell office:value-type="float" office:value="21.7355811596" calcext:value-type="float">
            <text:p>21,73558115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/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0.0128040313721" calcext:value-type="float">
            <text:p>0,0128040314</text:p>
          </table:table-cell>
          <table:table-cell office:value-type="float" office:value="21.7242510319" calcext:value-type="float">
            <text:p>21,724251031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14217670874" calcext:value-type="float">
            <text:p>99,71</text:p>
          </table:table-cell>
          <table:table-cell table:style-name="ce3" table:formula="of:=([.F6]/12597)*100" office:value-type="float" office:value="0.285782329125982" calcext:value-type="float">
            <text:p>0,29</text:p>
          </table:table-cell>
          <table:table-cell/>
          <table:table-cell table:style-name="ce4" table:formula="of:=[.E22]+[.H22]" office:value-type="float" office:value="12561" calcext:value-type="float">
            <text:p>12561</text:p>
          </table:table-cell>
          <table:table-cell table:formula="of:=12597-[.E6]" office:value-type="float" office:value="36" calcext:value-type="float">
            <text:p>36</text:p>
          </table:table-cell>
          <table:table-cell office:value-type="float" office:value="0.0129759311676" calcext:value-type="float">
            <text:p>0,0129759312</text:p>
          </table:table-cell>
          <table:table-cell office:value-type="float" office:value="21.7123160362" calcext:value-type="float">
            <text:p>21,71231603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14217670874" calcext:value-type="float">
            <text:p>99,71</text:p>
          </table:table-cell>
          <table:table-cell table:style-name="ce3" table:formula="of:=([.F7]/12597)*100" office:value-type="float" office:value="0.285782329125982" calcext:value-type="float">
            <text:p>0,29</text:p>
          </table:table-cell>
          <table:table-cell/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0.0130579471588" calcext:value-type="float">
            <text:p>0,0130579472</text:p>
          </table:table-cell>
          <table:table-cell office:value-type="float" office:value="21.7601799965" calcext:value-type="float">
            <text:p>21,760179996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221560689053" calcext:value-type="float">
            <text:p>99,72</text:p>
          </table:table-cell>
          <table:table-cell table:style-name="ce3" table:formula="of:=([.F8]/12597)*100" office:value-type="float" office:value="0.277843931094705" calcext:value-type="float">
            <text:p>0,28</text:p>
          </table:table-cell>
          <table:table-cell/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0.0129730701447" calcext:value-type="float">
            <text:p>0,0129730701</text:p>
          </table:table-cell>
          <table:table-cell office:value-type="float" office:value="21.7430579662" calcext:value-type="float">
            <text:p>21,74305796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00944669366" calcext:value-type="float">
            <text:p>99,73</text:p>
          </table:table-cell>
          <table:table-cell table:style-name="ce3" table:formula="of:=([.F9]/12597)*100" office:value-type="float" office:value="0.269905533063428" calcext:value-type="float">
            <text:p>0,27</text:p>
          </table:table-cell>
          <table:table-cell/>
          <table:table-cell table:style-name="ce4" table:formula="of:=[.E25]+[.H25]" office:value-type="float" office:value="12563" calcext:value-type="float">
            <text:p>12563</text:p>
          </table:table-cell>
          <table:table-cell table:formula="of:=12597-[.E9]" office:value-type="float" office:value="34" calcext:value-type="float">
            <text:p>34</text:p>
          </table:table-cell>
          <table:table-cell office:value-type="float" office:value="0.0129330158234" calcext:value-type="float">
            <text:p>0,0129330158</text:p>
          </table:table-cell>
          <table:table-cell office:value-type="float" office:value="21.7075219154" calcext:value-type="float">
            <text:p>21,707521915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951417004049" calcext:value-type="float">
            <text:p>99,60</text:p>
          </table:table-cell>
          <table:table-cell table:style-name="ce3" table:formula="of:=([.F10]/12597)*100" office:value-type="float" office:value="0.404858299595142" calcext:value-type="float">
            <text:p>0,40</text:p>
          </table:table-cell>
          <table:table-cell/>
          <table:table-cell table:style-name="ce4" table:formula="of:=[.E26]+[.H26]" office:value-type="float" office:value="12546" calcext:value-type="float">
            <text:p>12546</text:p>
          </table:table-cell>
          <table:table-cell table:formula="of:=12597-[.E10]" office:value-type="float" office:value="51" calcext:value-type="float">
            <text:p>51</text:p>
          </table:table-cell>
          <table:table-cell office:value-type="float" office:value="0.0130360126495" calcext:value-type="float">
            <text:p>0,0130360126</text:p>
          </table:table-cell>
          <table:table-cell office:value-type="float" office:value="21.7308571339" calcext:value-type="float">
            <text:p>21,730857133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459712629991" calcext:value-type="float">
            <text:p>99,75</text:p>
          </table:table-cell>
          <table:table-cell table:style-name="ce3" table:formula="of:=([.F11]/12597)*100" office:value-type="float" office:value="0.254028737000873" calcext:value-type="float">
            <text:p>0,25</text:p>
          </table:table-cell>
          <table:table-cell/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0.0129489898682" calcext:value-type="float">
            <text:p>0,0129489899</text:p>
          </table:table-cell>
          <table:table-cell office:value-type="float" office:value="21.6573600769" calcext:value-type="float">
            <text:p>21,657360076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8147971739" calcext:value-type="float">
            <text:p>99,6888147972</text:p>
          </table:table-cell>
          <table:table-cell table:formula="of:=AVERAGE([.C2:.C11])" office:value-type="float" office:value="0.31118520282607" calcext:value-type="float">
            <text:p>0,311185202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8" calcext:value-type="float">
            <text:p>12557,8</text:p>
          </table:table-cell>
          <table:table-cell table:formula="of:=AVERAGE([.F2:.F11])" office:value-type="float" office:value="39.2" calcext:value-type="float">
            <text:p>39,2</text:p>
          </table:table-cell>
          <table:table-cell table:formula="of:=SUM([.G2:.G11])/10" office:value-type="float" office:value="0.01300210952759" calcext:value-type="float">
            <text:p>0,0130021095</text:p>
          </table:table-cell>
          <table:table-cell table:formula="of:=SUM([.H2:.H11])/10" office:value-type="float" office:value="21.74086773395" calcext:value-type="float">
            <text:p>21,74086773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2" calcext:value-type="float">
            <text:p>5843,2</text:p>
          </table:table-cell>
          <table:table-cell table:formula="of:=AVERAGE([.G18:.G27])" office:value-type="float" office:value="19.5" calcext:value-type="float">
            <text:p>19,5</text:p>
          </table:table-cell>
          <table:table-cell/>
          <table:table-cell office:value-type="float" office:value="5788" calcext:value-type="float">
            <text:p>578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73" calcext:value-type="float">
            <text:p>677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42" calcext:value-type="float">
            <text:p>58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12597-SUM([.E19:.G19])" office:value-type="float" office:value="6714" calcext:value-type="float">
            <text:p>671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702" calcext:value-type="float">
            <text:p>670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2" calcext:value-type="float">
            <text:p>5843,2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12597-SUM([.E21:.G21])" office:value-type="float" office:value="6693" calcext:value-type="float">
            <text:p>669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12597-SUM([.E22:.G22])" office:value-type="float" office:value="6726" calcext:value-type="float">
            <text:p>672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5" calcext:value-type="float">
            <text:p>19,5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43" calcext:value-type="float">
            <text:p>674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756" calcext:value-type="float">
            <text:p>675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7" calcext:value-type="float">
            <text:p>585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2" calcext:value-type="float">
            <text:p>590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2597-SUM([.E27:.G27])" office:value-type="float" office:value="6663" calcext:value-type="float">
            <text:p>666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8147971739" calcext:value-type="float">
            <text:p>0,996888148</text:p>
          </table:table-cell>
          <table:table-cell table:number-columns-repeated="2"/>
          <table:table-cell table:formula="of:=SUM([.E18:.E27])/10" office:value-type="float" office:value="5843.2" calcext:value-type="float">
            <text:p>5843,2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9.5" calcext:value-type="float">
            <text:p>19,5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18520282607" calcext:value-type="float">
            <text:p>0,003111852</text:p>
          </table:table-cell>
          <table:table-cell table:number-columns-repeated="2"/>
          <table:table-cell table:formula="of:=SUM([.E18:.E27])" office:value-type="float" office:value="58432" calcext:value-type="float">
            <text:p>58432</text:p>
          </table:table-cell>
          <table:table-cell table:formula="of:=SUM([.F18:.F27])" office:value-type="float" office:value="197" calcext:value-type="float">
            <text:p>197</text:p>
          </table:table-cell>
          <table:table-cell table:formula="of:=SUM([.G18:.G27])" office:value-type="float" office:value="195" calcext:value-type="float">
            <text:p>195</text:p>
          </table:table-cell>
          <table:table-cell table:formula="of:=SUM([.H18:.H27])" office:value-type="float" office:value="67146" calcext:value-type="float">
            <text:p>6714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73887457997" calcext:value-type="float">
            <text:p>0,996673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6:31.3820579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7S</meta:editing-duration>
    <meta:editing-cycles>7</meta:editing-cycles>
    <meta:generator>LibreOffice/5.1.6.2$Linux_X86_64 LibreOffice_project/10m0$Build-2</meta:generator>
    <dc:date>2018-01-23T23:37:37.643471741</dc:date>
    <meta:document-statistic meta:table-count="1" meta:cell-count="171" meta:object-count="0"/>
  </office:meta>
</office:document-meta>
</file>